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parent-style-name="Standard" style:family="paragraph">
      <style:text-properties fo:color="#000000" fo:font-family="Sans Serif"/>
    </style:style>
  </office:automatic-styles>
  <office:body>
    <office:text>
      <text:tracked-changes text:track-changes="false"/>
      <text:p text:style-name="P1">SYS module:</text:p>
      <text:p text:style-name="P1"/>
      <text:p text:style-name="P1">- contains system level information</text:p>
      <text:p text:style-name="P1">- used to manipulate runtime environment <text:tab/></text:p>
      <text:p text:style-name="P1">- argv list contains arguments passed to the script</text:p>
      <text:p text:style-name="P1"/>
      <text:p text:style-name="P1"/>
      <text:p text:style-name="P1">Standard data streams:</text:p>
      <text:p text:style-name="P1"/>
      <text:p text:style-name="P1">- preconnected communication channel between computer and environment</text:p>
      <text:p text:style-name="P1">- They are:</text:p>
      <text:p text:style-name="P1"><text:tab/>* Input: stdin</text:p>
      <text:p text:style-name="P1"><text:tab/>* Output: stdout</text:p>
      <text:p text:style-name="P1"><text:tab/>* Error: stderr</text:p>
      <text:p text:style-name="P1">- Stdin is stream data going into program</text:p>
      <text:p text:style-name="P1">- Stdout is the stream where program writes its output data</text:p>
      <text:p text:style-name="P1">- Stderr is used to ouput error message or diagnostics</text:p>
      <text:p text:style-name="P1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Footnote" style:display-name="Footnote" style:family="paragraph"/>
    <style:style style:name="Endnote" style:display-name="Endnote" style:family="paragraph"/>
    <style:style style:name="Bullet_20List" style:display-name="Bullet List" style:family="paragraph" style:list-style-name="L6">
      <style:text-properties fo:font-size="12.000000000000000pt"/>
    </style:style>
    <style:style style:name="Enumerated_20List" style:display-name="Enumerated List" style:family="paragraph" style:list-style-name="L4">
      <style:text-properties fo:font-size="12.000000000000000pt"/>
    </style:style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Standard" style:display-name="Standard" style:family="paragraph">
      <style:text-properties fo:font-size="12.000000000000000pt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Alphabetical_20List" style:display-name="Alphabetical List" style:family="paragraph" style:list-style-name="L5">
      <style:text-properties fo:font-size="12.000000000000000pt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4" style:display-name="L4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L5" style:display-name="L5">
      <text:list-level-style-number text:start-value="1" text:display-levels="1" style:num-format="a" text:level="1" style:num-prefix="" style:num-suffix=")">
        <style:list-level-properties text:list-level-position-and-space-mode="label-width-and-position" fo:text-align="start"/>
      </text:list-level-style-number>
    </text:list-style>
    <text:list-style style:name="L1" style:display-name="L1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L2" style:display-name="L2">
      <text:list-level-style-number text:start-value="1" text:display-levels="2" style:num-format="1" text:level="2" style:num-prefix="" style:num-suffix=".">
        <style:list-level-properties text:list-level-position-and-space-mode="label-width-and-position" fo:text-align="start"/>
      </text:list-level-style-number>
    </text:list-style>
    <text:list-style style:name="L3" style:display-name="L3">
      <text:list-level-style-number text:start-value="1" text:display-levels="3" style:num-format="1" text:level="3" style:num-prefix="" style:num-suffix=".">
        <style:list-level-properties text:list-level-position-and-space-mode="label-width-and-position" fo:text-align="start"/>
      </text:list-level-style-number>
    </text:list-style>
    <text:outline-style style:name="O">
      <text:outline-level-style text:start-value="1" text:display-levels="1" style:num-format="1" text:level="1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2" style:num-format="1" text:level="2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3" style:num-format="1" text:level="3" style:num-prefix="" style:num-suffix=".">
        <style:list-level-properties text:list-level-position-and-space-mode="label-width-and-position" fo:text-align="start"/>
      </text:outline-level-style>
    </text:outline-style>
    <text:notes-configuration text:note-class="footnote" text:citation-style-name="Footnote Symbol" text:citation-body-style-name="Footnote anchor" text:default-style-name="Footnote" text:start-value="1" style:num-prefix="" style:num-suffix="" style:num-format="1" text:start-numbering-at="document" text:footnotes-position="page"/>
    <text:notes-configuration text:note-class="endnote" text:citation-style-name="Endnote Symbol" text:citation-body-style-name="Endnote anchor" text:default-style-name="Endnote" text:start-value="1" style:num-prefix="" style:num-suffix="" style:num-format="i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/>
    </style:page-layout>
  </office:automatic-styles>
  <office:master-styles>
    <style:master-page style:name="Standard" style:display-name="Default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4</meta:generator>
    <dc:title/>
    <meta:initial-creator>Unknown</meta:initial-creator>
    <meta:editing-cycles>3</meta:editing-cycles>
    <dc:date>2015-06-09T09:36:31</dc:date>
    <meta:creation-date>2008-08-22T11:41:04</meta:creation-date>
    <dc:creator>Dhriti Shikhar</dc:creator>
  </office:meta>
</office:document-meta>
</file>